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officeooo:paragraph-rsid="001d5b64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officeooo:rsid="001d5b64" officeooo:paragraph-rsid="001d5b64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5" style:family="paragraph" style:parent-style-name="Heading_20_4">
      <style:paragraph-properties fo:line-height="120%"/>
      <style:text-properties fo:font-weight="bold"/>
    </style:style>
    <style:style style:name="P6" style:family="paragraph" style:parent-style-name="Standard">
      <style:text-properties officeooo:rsid="001d5b64" officeooo:paragraph-rsid="001d5b64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officeooo:paragraph-rsid="001d5b64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T1" style:family="text">
      <style:text-properties officeooo:rsid="001d5b64"/>
    </style:style>
    <style:style style:name="T2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3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4" style:family="text">
      <style:text-properties fo:font-style="italic"/>
    </style:style>
    <style:style style:name="T5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acaa aaaba</text:p>
      <text:p text:style-name="P6"/>
      <text:p text:style-name="P6"><text:a xlink:type="simple" xlink:href="https://platon.campograndeformacion.com/mod/quiz/view.php?id=26189" text:style-name="Internet_20_link" text:visited-style-name="Visited_20_Internet_20_Link"><text:span text:style-name="T2">MF0951-UF1306. Test de Evaluación Tema 2</text:span></text:a> </text:p>
      <text:p text:style-name="P6"/>
      <text:h text:style-name="P4" text:outline-level="3">Pregunta 1</text:h>
      <text:section text:style-name="Sect1" text:name="question-1038-1">
        <text:p text:style-name="P9">Para trabajar con imágenes en HTML se utiliza la etiqueta:</text:p>
        <text:section text:style-name="Sect1" text:name="q1038:1_answer0_label">
          <text:p text:style-name="P9"><text:span text:style-name="T1">a.</text:span>&lt;img&gt;</text:p>
        </text:section>
        <text:section text:style-name="Sect1" text:name="q1038:1_answer1_label">
          <text:p text:style-name="P10"><text:span text:style-name="T5">b.</text:span>&lt;imagen&gt;</text:p>
        </text:section>
        <text:section text:style-name="Sect1" text:name="q1038:1_answer2_label">
          <text:p text:style-name="P10"><text:span text:style-name="T5">c.</text:span>&lt;image&gt;</text:p>
        </text:section>
        <text:section text:style-name="Sect1" text:name="q1038:1_answer3_label">
          <text:p text:style-name="P10"><text:span text:style-name="T5">d.</text:span>&lt;src&gt;</text:p>
        </text:section>
        <text:p text:style-name="P8"><draw:frame draw:style-name="fr1" draw:name="Marco2" text:anchor-type="char" svg:width="0.041cm" draw:z-index="0"><draw:text-box fo:min-height="0.041cm"><text:h text:style-name="P5" text:outline-level="4">Retroalimentación</text:h></draw:text-box></draw:frame>¡Correcto! HTML incluyó esta etiqueta en sus nuevas versiones.</text:p>
      </text:section>
      <text:section text:style-name="Sect1" text:name="question-1038-2">
        <text:h text:style-name="P1" text:outline-level="3">Pregunta 2</text:h>
        <text:p text:style-name="P9">La etiqueta text-indent se utiliza para...</text:p>
        <text:section text:style-name="Sect1" text:name="q1038:2_answer0_label">
          <text:p text:style-name="P9"><text:span text:style-name="T1">a.</text:span>Desplazar la primera línea de texto</text:p>
        </text:section>
        <text:section text:style-name="Sect1" text:name="q1038:2_answer1_label">
          <text:p text:style-name="P10"><text:span text:style-name="T5">b.</text:span>Darle efectos al texto</text:p>
        </text:section>
        <text:section text:style-name="Sect1" text:name="q1038:2_answer2_label">
          <text:p text:style-name="P10"><text:span text:style-name="T5">c.</text:span>Alinear nuestro texto</text:p>
        </text:section>
        <text:section text:style-name="Sect1" text:name="q1038:2_answer3_label">
          <text:p text:style-name="P10"><text:span text:style-name="T5">d.</text:span>Transformar el texto</text:p>
        </text:section>
        <text:p text:style-name="P8"><draw:frame draw:style-name="fr1" draw:name="Marco4" text:anchor-type="char" svg:width="0.041cm" draw:z-index="1"><draw:text-box fo:min-height="0.041cm"><text:h text:style-name="P5" text:outline-level="4">Retroalimentación</text:h></draw:text-box></draw:frame>¡Correcto! No hay que confundir validar datos con verificar datos.</text:p>
      </text:section>
      <text:section text:style-name="Sect1" text:name="question-1038-3">
        <text:h text:style-name="P1" text:outline-level="3">Pregunta 3</text:h>
        <text:p text:style-name="P9">El atributo <text:span text:style-name="T4">target </text:span>sirve para...</text:p>
        <text:section text:style-name="Sect1" text:name="q1038:3_answer0_label">
          <text:p text:style-name="P9"><text:span text:style-name="T1">a.</text:span>Posicionar el texto en fila</text:p>
        </text:section>
        <text:section text:style-name="Sect1" text:name="q1038:3_answer1_label">
          <text:p text:style-name="P10"><text:span text:style-name="T5">b.</text:span>Crear una tabla</text:p>
        </text:section>
        <text:section text:style-name="Sect1" text:name="q1038:3_answer2_label">
          <text:p text:style-name="P10"><text:span text:style-name="T5">c.</text:span>Indicarle al navegador dónde debe abrir el documento</text:p>
        </text:section>
        <text:section text:style-name="Sect1" text:name="q1038:3_answer3_label">
          <text:p text:style-name="P10"><text:span text:style-name="T5">d.</text:span>Establecer un marco</text:p>
        </text:section>
        <text:p text:style-name="P8"><draw:frame draw:style-name="fr1" draw:name="Marco6" text:anchor-type="char" svg:width="0.041cm" draw:z-index="2"><draw:text-box fo:min-height="0.041cm"><text:h text:style-name="P5" text:outline-level="4">Retroalimentación</text:h></draw:text-box></draw:frame>¡Correcto! <text:span text:style-name="T4">Target </text:span>indica dónde se debe abrir un archivo.</text:p>
      </text:section>
      <text:section text:style-name="Sect1" text:name="question-1038-4">
        <text:h text:style-name="P1" text:outline-level="3">Pregunta 4</text:h>
        <text:p text:style-name="P9">La etiqueta <text:span text:style-name="T4">noframe </text:span>se utiliza para...</text:p>
        <text:section text:style-name="Sect1" text:name="q1038:4_answer0_label">
          <text:p text:style-name="P9"><text:span text:style-name="T1">a.</text:span>Indicar un texto alternativo</text:p>
        </text:section>
        <text:section text:style-name="Sect1" text:name="q1038:4_answer1_label">
          <text:p text:style-name="P10"><text:span text:style-name="T5">b.</text:span>Quitar el marco de un documento</text:p>
        </text:section>
        <text:section text:style-name="Sect1" text:name="q1038:4_answer2_label">
          <text:p text:style-name="P10"><text:span text:style-name="T5">c.</text:span>Establece un marco invisible</text:p>
        </text:section>
        <text:section text:style-name="Sect1" text:name="q1038:4_answer3_label">
          <text:p text:style-name="P10"><text:span text:style-name="T5">d.</text:span>Incluir la descripción de una imagen</text:p>
        </text:section>
        <text:p text:style-name="P8"><draw:frame draw:style-name="fr1" draw:name="Marco8" text:anchor-type="char" svg:width="0.041cm" draw:z-index="3"><draw:text-box fo:min-height="0.041cm"><text:h text:style-name="P5" text:outline-level="4">Retroalimentación</text:h></draw:text-box></draw:frame>¡Correcto! Estos textos sirven para que los navegadores no visuales puedan saber qué contienen los marcos.</text:p>
      </text:section>
      <text:section text:style-name="Sect1" text:name="question-1038-5">
        <text:h text:style-name="P1" text:outline-level="3"/>
        <text:h text:style-name="P2" text:outline-level="3">Pregunta 5</text:h>
        <text:p text:style-name="P9">¿Qué permite el elemento #include?</text:p>
        <text:section text:style-name="Sect1" text:name="q1038:5_answer0_label">
          <text:p text:style-name="P9"><text:span text:style-name="T1">a.</text:span>Crear tablas con diferentes zonas independientes</text:p>
        </text:section>
        <text:section text:style-name="Sect1" text:name="q1038:5_answer1_label">
          <text:p text:style-name="P10"><text:span text:style-name="T5">b.</text:span>Incluir imágenes</text:p>
        </text:section>
        <text:section text:style-name="Sect1" text:name="q1038:5_answer2_label">
          <text:p text:style-name="P10"><text:span text:style-name="T5">c.</text:span>Es para incluir frames a nuestra web</text:p>
        </text:section>
        <text:section text:style-name="Sect1" text:name="q1038:5_answer3_label">
          <text:p text:style-name="P10"><text:span text:style-name="T5">d.</text:span>Dividen las zonas de los marcos</text:p>
        </text:section>
        <text:p text:style-name="P8"><draw:frame draw:style-name="fr1" draw:name="Marco10" text:anchor-type="char" svg:width="0.041cm" draw:z-index="4"><draw:text-box fo:min-height="0.041cm"><text:h text:style-name="P5" text:outline-level="4">Retroalimentación</text:h></draw:text-box></draw:frame>¡Correcto! Este elemento es la alternativa al uso de <text:span text:style-name="T4">frames</text:span>.</text:p>
      </text:section>
      <text:section text:style-name="Sect1" text:name="question-1038-6">
        <text:h text:style-name="P1" text:outline-level="3">Pregunta 6</text:h>
        <text:p text:style-name="P9">Las imágenes <text:span text:style-name="T4">gif </text:span>están siendo reemplazadas por:</text:p>
        <text:section text:style-name="Sect1" text:name="q1038:6_answer0_label">
          <text:p text:style-name="P9"><text:span text:style-name="T1">a.</text:span>png</text:p>
        </text:section>
        <text:section text:style-name="Sect1" text:name="q1038:6_answer1_label">
          <text:p text:style-name="P10"><text:span text:style-name="T5">b.</text:span>jpeg</text:p>
        </text:section>
        <text:section text:style-name="Sect1" text:name="q1038:6_answer2_label">
          <text:p text:style-name="P10"><text:span text:style-name="T5">c.</text:span>jpg</text:p>
        </text:section>
        <text:section text:style-name="Sect1" text:name="q1038:6_answer3_label">
          <text:p text:style-name="P10"><text:span text:style-name="T5">d.</text:span>csv</text:p>
        </text:section>
        <text:p text:style-name="P8"><draw:frame draw:style-name="fr1" draw:name="Marco12" text:anchor-type="char" svg:width="0.041cm" draw:z-index="5"><draw:text-box fo:min-height="0.041cm"><text:h text:style-name="P5" text:outline-level="4">Retroalimentación</text:h></draw:text-box></draw:frame>¡Correcto! Las imágenes <text:span text:style-name="T4">gif </text:span>están en desuso y se están reemplazando por las <text:span text:style-name="T4">png </text:span>ya que tienen opción de transparencia.</text:p>
      </text:section>
      <text:section text:style-name="Sect1" text:name="question-1038-7">
        <text:h text:style-name="P1" text:outline-level="3">Pregunta 7</text:h>
        <text:p text:style-name="P9">El título de mayor importancia de nuestra web debe escribirse con la etiqueta:</text:p>
        <text:section text:style-name="Sect1" text:name="q1038:7_answer0_label">
          <text:p text:style-name="P9"><text:span text:style-name="T1">a.</text:span>&lt;h1&gt;&lt;/h1&gt;</text:p>
        </text:section>
        <text:section text:style-name="Sect1" text:name="q1038:7_answer1_label">
          <text:p text:style-name="P10"><text:span text:style-name="T5">b.</text:span>&lt;h2&gt;&lt;/h2&gt;</text:p>
        </text:section>
        <text:section text:style-name="Sect1" text:name="q1038:7_answer2_label">
          <text:p text:style-name="P10"><text:span text:style-name="T5">c.</text:span>&lt;h3&gt;&lt;/h3&gt;</text:p>
        </text:section>
        <text:section text:style-name="Sect1" text:name="q1038:7_answer3_label">
          <text:p text:style-name="P10"><text:span text:style-name="T5">d.</text:span>&lt;h4&gt;&lt;/h4&gt;</text:p>
        </text:section>
        <text:p text:style-name="P8"><draw:frame draw:style-name="fr1" draw:name="Marco14" text:anchor-type="char" svg:width="0.041cm" draw:z-index="6"><draw:text-box fo:min-height="0.041cm"><text:h text:style-name="P5" text:outline-level="4">Retroalimentación</text:h></draw:text-box></draw:frame>¡Correcto! La etiqueta h1 aporta mayor tamaño de letra y, por lo tanto, posición más elevada en la jerarquía.</text:p>
      </text:section>
      <text:section text:style-name="Sect1" text:name="question-1038-8">
        <text:h text:style-name="P1" text:outline-level="3">Pregunta 8</text:h>
        <text:p text:style-name="P9">Para establecer la anchura de un elemento se utiliza:</text:p>
        <text:section text:style-name="Sect1" text:name="q1038:8_answer0_label">
          <text:p text:style-name="P9"><text:span text:style-name="T1">a.</text:span>Width</text:p>
        </text:section>
        <text:section text:style-name="Sect1" text:name="q1038:8_answer1_label">
          <text:p text:style-name="P10"><text:span text:style-name="T5">b.</text:span>Height</text:p>
        </text:section>
        <text:section text:style-name="Sect1" text:name="q1038:8_answer2_label">
          <text:p text:style-name="P10"><text:span text:style-name="T5">c.</text:span>Position</text:p>
        </text:section>
        <text:section text:style-name="Sect1" text:name="q1038:8_answer3_label">
          <text:p text:style-name="P10"><text:span text:style-name="T5">d.</text:span>Margin-top</text:p>
        </text:section>
        <text:p text:style-name="P8"><draw:frame draw:style-name="fr1" draw:name="Marco16" text:anchor-type="char" svg:width="0.041cm" draw:z-index="7"><draw:text-box fo:min-height="0.041cm"><text:h text:style-name="P5" text:outline-level="4">Retroalimentación</text:h></draw:text-box></draw:frame>¡Correcto! El atributo <text:span text:style-name="T4">width </text:span>se utiliza para establecer el ancho de cualquier elemento.</text:p>
      </text:section>
      <text:section text:style-name="Sect1" text:name="question-1038-9">
        <text:h text:style-name="P1" text:outline-level="3"/>
        <text:h text:style-name="P2" text:outline-level="3">Pregunta 9</text:h>
        <text:p text:style-name="P9">Para crear ventanas se utiliza la siguiente función:</text:p>
        <text:section text:style-name="Sect1" text:name="q1038:9_answer0_label">
          <text:p text:style-name="P9"><text:span text:style-name="T1">a.</text:span>$window.open()</text:p>
        </text:section>
        <text:section text:style-name="Sect1" text:name="q1038:9_answer1_label">
          <text:p text:style-name="P10"><text:span text:style-name="T5">b.</text:span>Window.open(url,título,target)</text:p>
        </text:section>
        <text:section text:style-name="Sect1" text:name="q1038:9_answer2_label">
          <text:p text:style-name="P10"><text:span text:style-name="T5">c.</text:span>window.open.url()</text:p>
        </text:section>
        <text:section text:style-name="Sect1" text:name="q1038:9_answer3_label">
          <text:p text:style-name="P10"><text:span text:style-name="T5">d.</text:span>&lt;a href src=””&gt;</text:p>
        </text:section>
        <text:p text:style-name="P8"><draw:frame draw:style-name="fr1" draw:name="Marco18" text:anchor-type="char" svg:width="0.041cm" draw:z-index="8"><draw:text-box fo:min-height="0.041cm"><text:h text:style-name="P5" text:outline-level="4">Retroalimentación</text:h></draw:text-box></draw:frame>¡Correcto! Para crar una ventana utilizaremos <text:span text:style-name="T4">window.open()</text:span></text:p>
      </text:section>
      <text:section text:style-name="Sect1" text:name="question-1038-10">
        <text:h text:style-name="P3" text:outline-level="3">Pregunta 10</text:h>
        <text:section text:style-name="Sect1" text:name="yui_3_17_2_1_1689260503928_147">
          <text:p text:style-name="P11">¿Para qué se utiliza el atributo <text:span text:style-name="T4">alt</text:span>?</text:p>
          <text:section text:style-name="Sect1" text:name="q1038:10_answer0_label">
            <text:p text:style-name="P9"><text:span text:style-name="T1">a.</text:span>Para crear un texto alternativo</text:p>
          </text:section>
          <text:section text:style-name="Sect1" text:name="q1038:10_answer1_label">
            <text:p text:style-name="P10"><text:span text:style-name="T5">b.</text:span>Para alternar ventanas</text:p>
          </text:section>
          <text:section text:style-name="Sect1" text:name="q1038:10_answer2_label">
            <text:p text:style-name="P10"><text:span text:style-name="T5">c.</text:span>Para cambiar de línea de texto</text:p>
          </text:section>
          <text:section text:style-name="Sect1" text:name="q1038:10_answer3_label">
            <text:p text:style-name="P10"><text:span text:style-name="T5">d.</text:span>Para alinear un texto</text:p>
          </text:section>
          <text:section text:style-name="Sect2" text:name="yui_3_17_2_1_1689260503928_146">
            <text:section text:style-name="Sect1" text:name="yui_3_17_2_1_1689260503928_145">
              <text:section text:style-name="Sect1" text:name="yui_3_17_2_1_1689260503928_144">
                <text:p text:style-name="P12"><draw:frame draw:style-name="fr1" draw:name="Marco20" text:anchor-type="char" svg:width="0.041cm" draw:z-index="9"><draw:text-box fo:min-height="0.041cm"><text:h text:style-name="P5" text:outline-level="4">Retroalimentación</text:h></draw:text-box></draw:frame>¡Correcto! La etiqueta <text:span text:style-name="T4">alt </text:span>sieve para añadir texto alternativos que se muestran en la página cuando está rota.</text:p>
              </text:section>
            </text:section>
          </text:section>
        </text:section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17:02:41.678000000</meta:creation-date>
    <dc:date>2023-07-13T17:05:31.909000000</dc:date>
    <meta:editing-duration>PT2M50S</meta:editing-duration>
    <meta:editing-cycles>1</meta:editing-cycles>
    <meta:document-statistic meta:table-count="0" meta:image-count="0" meta:object-count="0" meta:page-count="3" meta:paragraph-count="82" meta:word-count="361" meta:character-count="2455" meta:non-whitespace-character-count="2175"/>
    <meta:generator>LibreOffice/7.5.0.3$Windows_X86_64 LibreOffice_project/c21113d003cd3efa8c53188764377a8272d9d6de</meta:generator>
  </office:meta>
</office:document-meta>
</file>